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cecb" officeooo:paragraph-rsid="0015cecb"/>
    </style:style>
    <style:style style:name="P2" style:family="paragraph" style:parent-style-name="Standard">
      <style:text-properties officeooo:rsid="0017b4cd" officeooo:paragraph-rsid="0017b4cd"/>
    </style:style>
    <style:style style:name="P3" style:family="paragraph" style:parent-style-name="Standard">
      <style:text-properties officeooo:rsid="00185be5" officeooo:paragraph-rsid="00185be5"/>
    </style:style>
    <style:style style:name="P4" style:family="paragraph" style:parent-style-name="Standard">
      <style:text-properties officeooo:rsid="00185be5" officeooo:paragraph-rsid="0018f8a8"/>
    </style:style>
    <style:style style:name="P5" style:family="paragraph" style:parent-style-name="Standard">
      <style:text-properties officeooo:rsid="0018f8a8" officeooo:paragraph-rsid="0018f8a8"/>
    </style:style>
    <style:style style:name="T1" style:family="text">
      <style:text-properties officeooo:rsid="0015cecb"/>
    </style:style>
    <style:style style:name="T2" style:family="text">
      <style:text-properties fo:color="#5c2d91"/>
    </style:style>
    <style:style style:name="T3" style:family="text">
      <style:text-properties fo:color="#5c2d91" officeooo:rsid="0015ce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<text:span text:style-name="T1">Video uno</text:span><text:span text:style-name="T3"> como puentear diagnosticaar medir comprobar reparar fuente de alientacion de ordenador pc</text:span></text:p>
      <text:p text:style-name="Standard"/>
      <text:p text:style-name="Standard"/>
      <text:p text:style-name="P1">puntos importantes fuentes de alimentación</text:p>
      <text:p text:style-name="P1"/>
      <text:p text:style-name="P1"/>
      <text:p text:style-name="P1">para puentear una fuente necesitas un clip <text:s/>desde el verde con uno de los tre negros <text:s text:c="10"/>que </text:p>
      <text:p text:style-name="P1"/>
      <text:p text:style-name="P2">para medir el voltaje se puede en el primero que sale de la fuente</text:p>
      <text:p text:style-name="P1"/>
      <text:p text:style-name="P2">para puentear los sta son iguales</text:p>
      <text:p text:style-name="P2"/>
      <text:p text:style-name="P2">para edir el voltaje los sata se tiene que medir por detras</text:p>
      <text:p text:style-name="P2"/>
      <text:p text:style-name="P2">el amarillo positivo y el negro negativo <text:s text:c="3"/>12</text:p>
      <text:p text:style-name="P2"/>
      <text:p text:style-name="P2">despues <text:s text:c="2"/>rojo positivo <text:s/>y negro negativo <text:s text:c="3"/>5 <text:s/></text:p>
      <text:p text:style-name="P1"/>
      <text:p text:style-name="P2">naranja <text:s/>positivo y negro negativo <text:s text:c="2"/>3,3 este solo en satta </text:p>
      <text:p text:style-name="P2"/>
      <text:p text:style-name="P3">para saber si un fusible esta malo se cooje la maquina esa y si pita esq esta bien si esta mal se pone otro</text:p>
      <text:p text:style-name="P3"/>
      <text:p text:style-name="P3"/>
      <text:p text:style-name="P3"/>
      <text:p text:style-name="P3">segundo video <text:span text:style-name="T2">como reparar fuente de alimentacion pc</text:span></text:p>
      <text:p text:style-name="P3"><text:span text:style-name="T2"/></text:p>
      <text:p text:style-name="P3"><text:span text:style-name="T2">quitar los torniloos de la esquina primero</text:span></text:p>
      <text:p text:style-name="P3"><text:span text:style-name="T2"/></text:p>
      <text:p text:style-name="P5"><text:span text:style-name="T2">y despues cambias el fusible y los varistones</text:span></text:p>
      <text:p text:style-name="P4"><text:span text:style-name="T2"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8T08:52:57.543749543</meta:creation-date>
    <dc:date>2019-01-08T09:49:34.001154132</dc:date>
    <meta:editing-duration>PT26M5S</meta:editing-duration>
    <meta:editing-cycles>1</meta:editing-cycles>
    <meta:document-statistic meta:table-count="0" meta:image-count="0" meta:object-count="0" meta:page-count="1" meta:paragraph-count="13" meta:word-count="140" meta:character-count="799" meta:non-whitespace-character-count="644"/>
    <meta:generator>LibreOffice/6.0.3.2$Linux_X86_64 LibreOffice_project/00m0$Build-2</meta:generator>
  </office:meta>
</office:document-meta>
</file>